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e8d4" officeooo:paragraph-rsid="001fe8d4"/>
    </style:style>
    <style:style style:name="P2" style:family="paragraph" style:parent-style-name="Standard">
      <style:text-properties officeooo:rsid="001fe8d4" officeooo:paragraph-rsid="002142c3"/>
    </style:style>
    <style:style style:name="P3" style:family="paragraph" style:parent-style-name="Standard">
      <style:text-properties fo:font-weight="bold" officeooo:rsid="001fe8d4" officeooo:paragraph-rsid="001fe8d4" style:font-weight-asian="bold" style:font-weight-complex="bold"/>
    </style:style>
    <style:style style:name="P4" style:family="paragraph" style:parent-style-name="Standard" style:list-style-name="L1">
      <style:text-properties officeooo:paragraph-rsid="0025bba3"/>
    </style:style>
    <style:style style:name="T1" style:family="text">
      <style:text-properties officeooo:rsid="0022c3ce"/>
    </style:style>
    <style:style style:name="T2" style:family="text">
      <style:text-properties officeooo:rsid="0022fe95"/>
    </style:style>
    <style:style style:name="T3" style:family="text">
      <style:text-properties officeooo:rsid="002310bc"/>
    </style:style>
    <style:style style:name="T4" style:family="text">
      <style:text-properties officeooo:rsid="002438da"/>
    </style:style>
    <style:style style:name="T5" style:family="text">
      <style:text-properties officeooo:rsid="002142c3"/>
    </style:style>
    <style:style style:name="T6" style:family="text">
      <style:text-properties officeooo:rsid="002648c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gotá, 2<text:span text:style-name="T6">7</text:span> de Abril de 2020</text:p>
      <text:p text:style-name="P1"/>
      <text:p text:style-name="P2">Omar Augusto Bautista Mora</text:p>
      <text:p text:style-name="P2">Ingeniero de desarrollo</text:p>
      <text:p text:style-name="P2">VISAE</text:p>
      <text:p text:style-name="P2"/>
      <text:p text:style-name="P3">Seguimiento Plan de Trabajo </text:p>
      <text:p text:style-name="P1"/>
      <text:list xml:id="list2350630094" text:style-name="L1">
        <text:list-item>
          <text:p text:style-name="P4"><text:span text:style-name="T5">Fecha de inicio: 22/04/2020 12:00 PM<text:line-break/>Fecha de terminación: 23/04/2020 5:00 PM<text:line-break/><text:line-break/>Descripción de la actividad:<text:line-break/>Adición de variables de factores e indicadores de riesgo, desempeño, observaciones y acciones a realizar en reporte consolidado de Seguimiento, requerido por consejería académica VISAE.<text:line-break/><text:line-break/>Resultado esperado:<text:line-break/>Se incluyen las 57 variables interpretadas requeridas en reporte excel que genera el aplicativo de Caracterización<text:line-break/><text:line-break/>Evidencia:<text:line-break/>Correo Enviado al sr. Yhon Gabriel Pinzón, fractal de consejería VISAE zona Caribe<text:line-break/><text:line-break/></text:span></text:p>
        </text:list-item>
        <text:list-item>
          <text:p text:style-name="P4"><text:span text:style-name="T5">Fecha de inicio: 17/04/2020 10:00 AM<text:line-break/>Fecha de terminación: 24/04/2020 5:00 PM<text:line-break/><text:line-break/>Descripción de la actividad:<text:line-break/>Modelo Entidad Relación, tarjetas (Clase-Responsabilidad-Colaboración) CRC y sentencias SQL del sistema de Caracterización.<text:line-break/><text:line-break/>Resultado esperado:<text:line-break/>Se elaboran los documentos pedidos de sentencias SQL de Caracterización 24 pg. Tarjetas CRC 5 pg y diagrama MER Caracterización.<text:line-break/><text:line-break/>Evidencia:<text:line-break/>Correo Enviado</text:span>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12:54:22.629238265</meta:creation-date>
    <dc:date>2020-04-27T09:16:11.357697643</dc:date>
    <meta:editing-duration>PT3H31M57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147" meta:character-count="1047" meta:non-whitespace-character-count="900"/>
  </office:meta>
</office:document-meta>
</file>